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IPA P明朝" svg:font-family="'IPA P明朝'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IPA P明朝" fo:font-size="13.6999998092651pt" officeooo:rsid="000960a4" officeooo:paragraph-rsid="000960a4" style:font-name-asian="IPA P明朝" style:font-size-asian="12pt" style:font-size-complex="13.6999998092651pt"/>
    </style:style>
    <style:style style:name="P2" style:family="paragraph" style:parent-style-name="Standard">
      <style:paragraph-properties fo:text-align="center" style:justify-single-word="false"/>
      <style:text-properties style:font-name="IPA P明朝" fo:font-size="13.6999998092651pt" officeooo:rsid="000960a4" officeooo:paragraph-rsid="000960a4" style:font-name-asian="IPA P明朝" style:font-size-asian="12pt" style:font-size-complex="13.6999998092651pt"/>
    </style:style>
    <style:style style:name="P3" style:family="paragraph" style:parent-style-name="Standard">
      <style:paragraph-properties fo:text-align="start" style:justify-single-word="false"/>
      <style:text-properties style:font-name="IPA P明朝" fo:font-size="13.6999998092651pt" style:text-underline-style="none" officeooo:rsid="000960a4" officeooo:paragraph-rsid="000d969c" style:font-name-asian="IPA P明朝" style:font-size-asian="12pt" style:font-size-complex="13.6999998092651pt"/>
    </style:style>
    <style:style style:name="P4" style:family="paragraph" style:parent-style-name="Standard">
      <style:paragraph-properties fo:text-align="start" style:justify-single-word="false"/>
      <style:text-properties style:font-name="IPA P明朝" fo:font-size="13.6999998092651pt" style:text-underline-style="none" officeooo:rsid="000960a4" officeooo:paragraph-rsid="000960a4" style:font-name-asian="IPA P明朝" style:font-size-asian="12pt" style:font-size-complex="13.6999998092651pt"/>
    </style:style>
    <style:style style:name="P5" style:family="paragraph" style:parent-style-name="Standard">
      <style:paragraph-properties fo:text-align="center" style:justify-single-word="false"/>
      <style:text-properties style:font-name="IPA P明朝" fo:font-size="14pt" officeooo:rsid="000960a4" officeooo:paragraph-rsid="000960a4" style:font-name-asian="IPA P明朝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IPA P明朝" fo:font-size="12pt" officeooo:rsid="000960a4" officeooo:paragraph-rsid="000960a4" style:font-name-asian="IPA P明朝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IPA P明朝" fo:font-size="12pt" officeooo:rsid="000960a4" officeooo:paragraph-rsid="000960a4" style:font-name-asian="IPA P明朝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IPA P明朝" fo:font-size="12pt" officeooo:rsid="000960a4" officeooo:paragraph-rsid="000960a4" style:font-name-asian="IPA P明朝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IPA P明朝" fo:font-size="12pt" officeooo:rsid="000960a4" officeooo:paragraph-rsid="000c7ca9" style:font-name-asian="IPA P明朝" style:font-size-asian="12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IPA P明朝" fo:font-size="12pt" officeooo:rsid="000960a4" officeooo:paragraph-rsid="000abc91" style:font-name-asian="IPA P明朝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IPA P明朝" fo:font-size="12pt" officeooo:rsid="000960a4" officeooo:paragraph-rsid="000c7ca9" style:font-name-asian="IPA P明朝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IPA P明朝" fo:font-size="18pt" style:text-underline-style="none" officeooo:rsid="000960a4" officeooo:paragraph-rsid="000d969c" style:font-name-asian="IPA P明朝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IPA P明朝" fo:font-size="20pt" style:text-underline-style="solid" style:text-underline-width="auto" style:text-underline-color="font-color" officeooo:rsid="000960a4" officeooo:paragraph-rsid="000960a4" style:font-name-asian="IPA P明朝" style:font-size-asian="20pt" style:font-size-complex="20pt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960a4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c7ca9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0960a4"/>
    </style:style>
    <style:style style:name="T1" style:family="text">
      <style:text-properties style:font-name="IPA P明朝" fo:font-size="12pt" officeooo:rsid="000960a4" style:font-name-asian="IPA P明朝" style:font-size-asian="12pt" style:font-size-complex="12pt"/>
    </style:style>
    <style:style style:name="T2" style:family="text">
      <style:text-properties style:font-name="IPA P明朝" fo:font-size="12pt" officeooo:rsid="000abc91" style:font-name-asian="IPA P明朝" style:font-size-asian="12pt" style:font-size-complex="12pt"/>
    </style:style>
    <style:style style:name="T3" style:family="text">
      <style:text-properties officeooo:rsid="000abc91"/>
    </style:style>
    <style:style style:name="T4" style:family="text">
      <style:text-properties officeooo:rsid="000d969c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要件定義書</text:p>
      <text:p text:style-name="P1">2019年3月31日</text:p>
      <text:p text:style-name="P2"/>
      <text:p text:style-name="P5">株式会社○×様</text:p>
      <text:p text:style-name="P5">オンライン 本及びDVD販売 システム開発 要件定義書</text:p>
      <text:p text:style-name="P6"/>
      <text:p text:style-name="P7">【機能要件】</text:p>
      <text:list xml:id="list567217539" text:style-name="L1">
        <text:list-item>
          <text:p text:style-name="P8">ユーザー登録機能</text:p>
        </text:list-item>
        <text:list-item>
          <text:p text:style-name="P8">ログイン・ログアウト</text:p>
        </text:list-item>
        <text:list-item>
          <text:p text:style-name="P8">検索結果の一覧（商品リスト）表示</text:p>
        </text:list-item>
        <text:list-item>
          <text:p text:style-name="P8">商品検索</text:p>
        </text:list-item>
        <text:list-item>
          <text:p text:style-name="P8">個別商品の詳細情報表示</text:p>
        </text:list-item>
        <text:list-item>
          <text:p text:style-name="P14"><text:span text:style-name="T1">カート機能</text:span></text:p>
        </text:list-item>
      </text:list>
      <text:list xml:id="list1800326849" text:style-name="L2">
        <text:list-item>
          <text:list>
            <text:list-item>
              <text:p text:style-name="P16"><text:span text:style-name="T2">商品リストからカートに入れる</text:span></text:p>
            </text:list-item>
            <text:list-item>
              <text:p text:style-name="P16"><text:span text:style-name="T2">個別表示からカートに入れる</text:span></text:p>
            </text:list-item>
          </text:list>
        </text:list-item>
      </text:list>
      <text:list xml:id="list205115206516404" text:continue-list="list567217539" text:style-name="L1">
        <text:list-item>
          <text:p text:style-name="P8">レビュー機能</text:p>
        </text:list-item>
      </text:list>
      <text:list xml:id="list1086289209" text:style-name="L3">
        <text:list-item>
          <text:list>
            <text:list-item>
              <text:p text:style-name="P10">ユーザーによるレビュー投稿（☆採点及びテキスト。ユーザーが投稿できるレビューは一商品につき一回）</text:p>
            </text:list-item>
            <text:list-item>
              <text:p text:style-name="P10">商品リスト及び商品詳細情報に表示</text:p>
            </text:list-item>
          </text:list>
        </text:list-item>
      </text:list>
      <text:list xml:id="list205114439113250" text:continue-list="list205115206516404" text:style-name="L1">
        <text:list-item>
          <text:p text:style-name="P8">注文機能</text:p>
        </text:list-item>
      </text:list>
      <text:p text:style-name="P7"/>
      <text:p text:style-name="P11">【システム運営者向け管理機能要件】</text:p>
      <text:list xml:id="list205114801980675" text:continue-numbering="true" text:style-name="L1">
        <text:list-item>
          <text:p text:style-name="P9">管理者ログイン・ログアウト</text:p>
        </text:list-item>
        <text:list-item>
          <text:p text:style-name="P9">商品の一覧・詳細表示・新規登録・変更・削除</text:p>
        </text:list-item>
        <text:list-item>
          <text:p text:style-name="P9">注文情報の一覧・詳細表示・変更・削除</text:p>
        </text:list-item>
        <text:list-item>
          <text:p text:style-name="P15"><text:span text:style-name="T1">商品検索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IPA P明朝" svg:font-family="'IPA P明朝'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0:00:29.927807312</meta:creation-date>
    <dc:date>2019-03-31T20:50:51.045319097</dc:date>
    <meta:editing-duration>PT10M55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22" meta:word-count="289" meta:character-count="299" meta:non-whitespace-character-count="296"/>
  </office:meta>
</office:document-meta>
</file>